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1" style:family="table">
      <style:table-properties style:width="17.602cm" fo:margin-left="0cm" fo:margin-right="-0.012cm" table:align="margins" style:writing-mode="lr-tb"/>
    </style:style>
    <style:style style:name="Table1.A" style:family="table-column">
      <style:table-column-properties style:column-width="3.281cm" style:rel-column-width="12216*"/>
    </style:style>
    <style:style style:name="Table1.B" style:family="table-column">
      <style:table-column-properties style:column-width="10.516cm" style:rel-column-width="39151*"/>
    </style:style>
    <style:style style:name="Table1.C" style:family="table-column">
      <style:table-column-properties style:column-width="3.805cm" style:rel-column-width="141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602cm" fo:margin-left="0cm" fo:margin-right="-0.012cm" table:align="margins" style:writing-mode="lr-tb"/>
    </style:style>
    <style:style style:name="Table2.A" style:family="table-column">
      <style:table-column-properties style:column-width="3.281cm" style:rel-column-width="12216*"/>
    </style:style>
    <style:style style:name="Table2.B" style:family="table-column">
      <style:table-column-properties style:column-width="1.838cm" style:rel-column-width="6842*"/>
    </style:style>
    <style:style style:name="Table2.C" style:family="table-column">
      <style:table-column-properties style:column-width="3.422cm" style:rel-column-width="12740*"/>
    </style:style>
    <style:style style:name="Table2.D" style:family="table-column">
      <style:table-column-properties style:column-width="1.616cm" style:rel-column-width="6013*"/>
    </style:style>
    <style:style style:name="Table2.E" style:family="table-column">
      <style:table-column-properties style:column-width="4.27cm" style:rel-column-width="15899*"/>
    </style:style>
    <style:style style:name="Table2.F" style:family="table-column">
      <style:table-column-properties style:column-width="3.177cm" style:rel-column-width="118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602cm" fo:margin-left="0cm" fo:margin-right="-0.012cm" table:align="margins" style:writing-mode="lr-tb"/>
    </style:style>
    <style:style style:name="Table3.A" style:family="table-column">
      <style:table-column-properties style:column-width="3.284cm" style:rel-column-width="12230*"/>
    </style:style>
    <style:style style:name="Table3.B" style:family="table-column">
      <style:table-column-properties style:column-width="14.317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602cm" fo:margin-left="0cm" fo:margin-right="-0.012cm" table:align="margins" style:writing-mode="lr-tb"/>
    </style:style>
    <style:style style:name="Table4.A" style:family="table-column">
      <style:table-column-properties style:column-width="3.284cm" style:rel-column-width="12230*"/>
    </style:style>
    <style:style style:name="Table4.B" style:family="table-column">
      <style:table-column-properties style:column-width="6.241cm" style:rel-column-width="23237*"/>
    </style:style>
    <style:style style:name="Table4.C" style:family="table-column">
      <style:table-column-properties style:column-width="1.806cm" style:rel-column-width="6726*"/>
    </style:style>
    <style:style style:name="Table4.D" style:family="table-column">
      <style:table-column-properties style:column-width="6.269cm" style:rel-column-width="23342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0.5pt"/>
    </style:style>
    <style:style style:name="P4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normal" style:font-size-asian="11pt" style:font-weight-asian="normal" style:font-name-complex="Arial" style:font-weight-complex="normal"/>
    </style:style>
    <style:style style:name="P11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Verdana" fo:font-size="10pt" style:font-size-asian="10pt" style:font-size-complex="10pt"/>
    </style:style>
    <style:style style:name="P13" style:family="paragraph" style:parent-style-name="Table_20_Contents">
      <style:text-properties style:font-name="Verdan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101cm"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Heading_20_4">
      <style:text-properties fo:font-weight="bold" style:font-weight-asian="bold" style:font-weight-complex="bold"/>
    </style:style>
    <style:style style:name="P16" style:family="paragraph" style:parent-style-name="Heading_20_4">
      <style:paragraph-properties fo:margin-top="0cm" fo:margin-bottom="0.199cm"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[user:format(openvpms:get(., 'clinician.entity'), 'long')]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  <text:user-field-decl office:value-type="string" office:string-value="[java.lang.Integer.valueOf(string(count(openvpms:get(.,'dispensing'))))]" text:name="dispensed"/>
        <text:user-field-decl office:value-type="string" office:string-value="[java.lang.Integer.valueOf(string(openvpms:get(.,'repeats') + 1  - count(openvpms:get(.,'dispensing'))))]" text:name="repeatsRemaining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  <text:user-field-decl office:value-type="string" office:string-value="startTime" text:name="documentDate"/>
      </text:user-field-decls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2"/>
            <text:p text:style-name="P12">Insert your logo here</text:p>
            <text:p text:style-name="P12"/>
          </table:table-cell>
          <table:table-cell office:value-type="string">
            <text:p text:style-name="P13"><text:user-field-get text:name="locationName">[party:getLetterheadContacts($OpenVPMS.location)/name]</text:user-field-get></text:p>
            <text:p text:style-name="P11"><text:user-field-get text:name="locationAddress">[party:getBillingAddress(party:getLetterheadContacts($OpenVPMS.location))]</text:user-field-get></text:p>
            <text:p text:style-name="P11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1">E: <text:user-field-get text:name="locationEmail">[party:getEmailAddress(party:getLetterheadContacts($OpenVPMS.location))]</text:user-field-get></text:p>
            <text:p text:style-name="P11">W: <text:user-field-get text:name="locationWebsite">[party:getWebsite(party:getLetterheadContacts($OpenVPMS.location))]</text:user-field-get><text:line-break/><text:user-field-get text:name="locationTaxid">OpenVPMS.location.letterhead.target.companyID</text:user-field-get></text:p>
            <text:p text:style-name="P11"/>
          </table:table-cell>
        </table:table-row>
      </table:table>
      <text:p text:style-name="P14">Prescription for Veterinary Medication</text:p>
      <text:h text:style-name="P16" text:outline-level="4">This prescription is for ANIMAL USE ONLY </text:h>
      <text:h text:style-name="Heading_20_4" text:outline-level="4"><text:span text:style-name="T1">1. Prescribing veterinarian</text:span> 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e</text:p>
          </table:table-cell>
          <table:table-cell table:style-name="Table1.A1" table:number-columns-spanned="2" office:value-type="string">
            <text:p text:style-name="P1"><text:user-field-get text:name="clinician">[user:format(openvpms:get(., 'clinician.entity'), 'long')]</text:user-field-get>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>Signature</text:p>
          </table:table-cell>
          <table:table-cell table:style-name="Table1.A1" office:value-type="string">
            <text:p text:style-name="P3"/>
            <text:p text:style-name="P3"/>
            <text:p text:style-name="P3">______________________________________________</text:p>
          </table:table-cell>
          <table:table-cell table:style-name="Table1.A1" office:value-type="string">
            <text:p text:style-name="P4"/>
            <text:p text:style-name="P4"/>
            <text:p text:style-name="P4">Date <text:s/><text:user-field-get text:name="documentDate">startTime</text:user-field-get></text:p>
          </table:table-cell>
        </table:table-row>
      </table:table>
      <text:h text:style-name="P15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Name</text:p>
          </table:table-cell>
          <table:table-cell table:style-name="Table2.A1" table:number-columns-spanned="5" office:value-type="string">
            <text:p text:style-name="P2"><text:user-field-get text:name="medication">product.entity.name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>Form</text:p>
          </table:table-cell>
          <table:table-cell table:style-name="Table2.A1" table:number-columns-spanned="5" office:value-type="string">
            <text:p text:style-name="P5"><text:user-field-get text:name="dispensingUnits">product.entity.dispensingUni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>Strength</text:p>
          </table:table-cell>
          <table:table-cell table:style-name="Table2.A1" table:number-columns-spanned="5" office:value-type="string">
            <text:p text:style-name="P5"><text:user-field-get text:name="activeIngredients">product.entity.activeIngredien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>Repeats</text:p>
          </table:table-cell>
          <table:table-cell table:style-name="Table2.A1" office:value-type="string">
            <text:p text:style-name="P6"><text:user-field-get text:name="repeats">repeats</text:user-field-get></text:p>
          </table:table-cell>
          <table:table-cell table:style-name="Table2.A1" office:value-type="string">
            <text:p text:style-name="P9">Times dispensed</text:p>
          </table:table-cell>
          <table:table-cell table:style-name="Table2.A1" office:value-type="string">
            <text:p text:style-name="P10"><text:user-field-get text:name="dispensed">[java.lang.Integer.valueOf(string(count(openvpms:get(.,'dispensing'))))]</text:user-field-get><text:soft-page-break/></text:p>
          </table:table-cell>
          <table:table-cell table:style-name="Table2.A1" office:value-type="string">
            <text:p text:style-name="P9">Dispenses remaining</text:p>
          </table:table-cell>
          <table:table-cell table:style-name="Table2.A1" office:value-type="string">
            <text:p text:style-name="P10"><text:user-field-get text:name="repeatsRemaining">[java.lang.Integer.valueOf(string(openvpms:get(.,'repeats') + 1  - count(openvpms:get(.,'dispensing'))))]</text:user-field-get></text:p>
          </table:table-cell>
        </table:table-row>
        <table:table-row>
          <table:table-cell table:style-name="Table2.A1" office:value-type="string">
            <text:p text:style-name="P4">Quantity</text:p>
          </table:table-cell>
          <table:table-cell table:style-name="Table2.A1" table:number-columns-spanned="5" office:value-type="string">
            <text:p text:style-name="P5"><text:user-field-get text:name="quantity">quantity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>Instructions</text:p>
          </table:table-cell>
          <table:table-cell table:style-name="Table2.A1" table:number-columns-spanned="5" office:value-type="string">
            <text:p text:style-name="P5"><text:user-field-get text:name="label">label</text:user-field-get></text:p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ame</text:p>
          </table:table-cell>
          <table:table-cell table:style-name="Table3.A1" office:value-type="string">
            <text:p text:style-name="P7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4">Address</text:p>
          </table:table-cell>
          <table:table-cell table:style-name="Table3.A1" office:value-type="string">
            <text:p text:style-name="P5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4">Phone</text:p>
          </table:table-cell>
          <table:table-cell table:style-name="Table3.A1" office:value-type="string">
            <text:p text:style-name="P7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Name</text:p>
          </table:table-cell>
          <table:table-cell table:style-name="Table4.A1" table:number-columns-spanned="3" office:value-type="string">
            <text:p text:style-name="P1"><text:user-field-get text:name="patientName">patient.entity.name</text:user-field-get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4">Species</text:p>
          </table:table-cell>
          <table:table-cell table:style-name="Table4.A1" office:value-type="string">
            <text:p text:style-name="P5"><text:user-field-get text:name="species">patient.entity.species</text:user-field-get></text:p>
          </table:table-cell>
          <table:table-cell table:style-name="Table4.A1" office:value-type="string">
            <text:p text:style-name="P8">Breed</text:p>
          </table:table-cell>
          <table:table-cell table:style-name="Table4.A1" office:value-type="string">
            <text:p text:style-name="P5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4">Age</text:p>
          </table:table-cell>
          <table:table-cell table:style-name="Table4.A1" office:value-type="string">
            <text:p text:style-name="P5"><text:user-field-get text:name="age">[party:getPatientAge(openvpms:get(.,"patient.entity"))]</text:user-field-get></text:p>
          </table:table-cell>
          <table:table-cell table:style-name="Table4.A1" office:value-type="string">
            <text:p text:style-name="P8">Weight</text:p>
          </table:table-cell>
          <table:table-cell table:style-name="Table4.A1" office:value-type="string">
            <text:p text:style-name="P5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7-29T11:09:05.54</meta:creation-date>
    <dc:date>2017-08-12T13:13:43.32</dc:date>
    <meta:editing-duration>P1DT6H31M13S</meta:editing-duration>
    <meta:editing-cycles>27</meta:editing-cycles>
    <meta:generator>OpenOffice/4.1.3$Win32 OpenOffice.org_project/413m1$Build-9783</meta:generator>
    <meta:document-statistic meta:table-count="5" meta:image-count="0" meta:object-count="0" meta:page-count="2" meta:paragraph-count="49" meta:word-count="88" meta:character-count="1545"/>
  </office:meta>
</office:document-meta>
</file>